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591" officeooo:paragraph-rsid="000d4591"/>
    </style:style>
    <style:style style:name="P2" style:family="paragraph" style:parent-style-name="Standard">
      <style:text-properties officeooo:rsid="000d4591" officeooo:paragraph-rsid="000e41d9"/>
    </style:style>
    <style:style style:name="P3" style:family="paragraph" style:parent-style-name="Standard">
      <style:text-properties fo:font-weight="bold" officeooo:rsid="000d4591" officeooo:paragraph-rsid="000d4591" style:font-weight-asian="bold" style:font-weight-complex="bold"/>
    </style:style>
    <style:style style:name="P4" style:family="paragraph" style:parent-style-name="Standard">
      <style:text-properties style:use-window-font-color="true" fo:font-weight="bold" officeooo:rsid="000d4591" officeooo:paragraph-rsid="000d4591" style:font-weight-asian="bold" style:font-weight-complex="bold"/>
    </style:style>
    <style:style style:name="T1" style:family="text">
      <style:text-properties fo:color="#a52a2a"/>
    </style:style>
    <style:style style:name="T2" style:family="text">
      <style:text-properties fo:color="#a52a2a" fo:font-weight="bold" style:font-weight-asian="bold" style:font-weight-complex="bold"/>
    </style:style>
    <style:style style:name="T3" style:family="text">
      <style:text-properties fo:color="#a52a2a" fo:font-weight="normal" style:font-weight-asian="normal" style:font-weight-complex="normal"/>
    </style:style>
    <style:style style:name="T4" style:family="text">
      <style:text-properties fo:color="#0000cd"/>
    </style:style>
    <style:style style:name="T5" style:family="text">
      <style:text-properties fo:color="#0000cd" fo:font-weight="bold" style:font-weight-asian="bold" style:font-weight-complex="bold"/>
    </style:style>
    <style:style style:name="T6" style:family="text">
      <style:text-properties fo:color="#0000cd" fo:font-weight="normal" style:font-weight-asian="normal" style:font-weight-complex="normal"/>
    </style:style>
    <style:style style:name="T7" style:family="text">
      <style:text-properties fo:color="#ff0000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officeooo:rsid="000e41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adates:</text:p>
      <text:p text:style-name="P2"><text:a xlink:type="simple" xlink:href="https://www.antevenio.com/blog/2015/08/metadatos-titulo-codigo-html/" text:style-name="Internet_20_link" text:visited-style-name="Visited_20_Internet_20_Link">https://www.antevenio.com/blog/2015/08/metadatos-titulo-codigo-html/</text:a> </text:p>
      <text:p text:style-name="P2"><text:a xlink:type="simple" xlink:href="https://www.w3schools.com/tags/tag_meta.asp" text:style-name="Internet_20_link" text:visited-style-name="Visited_20_Internet_20_Link">https://www.w3schools.com/tags/tag_meta.asp</text:a> </text:p>
      <text:p text:style-name="P1"/>
      <text:p text:style-name="P3">Metadates no serveix per a nivell interficie usuari, serveix per a que el codi html faciliti mes informació darrere de la pagina <text:span text:style-name="T14">per els programadors</text:span>.</text:p>
      <text:p text:style-name="P3">S’ha de incloure entre el cabeçal: &lt;head&gt;&lt;/head&gt;</text:p>
      <text:p text:style-name="P4">Añadir titulo(resumen de la pagina):</text:p>
      <text:p text:style-name="P1"><text:span text:style-name="Strong_20_Emphasis"><text:span text:style-name="T12">&lt;meta name="description" content="Free Web tutorials for HTML and CSS"&gt;</text:span></text:span></text:p>
      <text:p text:style-name="P1"><text:span text:style-name="Strong_20_Emphasis"><text:span text:style-name="T13">Especificar los formatos utilizados:</text:span></text:span></text:p>
      <text:p text:style-name="P1"><text:span text:style-name="Strong_20_Emphasis"><text:span text:style-name="T12">&lt;meta name="keywords" content="HTML, CSS, JavaScript"&gt;</text:span></text:span></text:p>
      <text:p text:style-name="P1"><text:span text:style-name="Strong_20_Emphasis"><text:span text:style-name="T13">Poner el autor:</text:span></text:span></text:p>
      <text:p text:style-name="P1"><text:span text:style-name="Strong_20_Emphasis"><text:span text:style-name="T12">&lt;meta name="author" content="John Doe"&gt;</text:span></text:span></text:p>
      <text:p text:style-name="P1"><text:span text:style-name="Strong_20_Emphasis"><text:span text:style-name="T13">Serveix per ficar la configuracio de finestres per a tots els dispositus:</text:span></text:span></text:p>
      <text:p text:style-name="P1"><text:span text:style-name="Strong_20_Emphasis"><text:span text:style-name="T12">&lt;meta name="viewport" content="width=device-width, initial-scale=1.0"&gt; </text:span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2:59:16.997354492</meta:creation-date>
    <dc:date>2020-11-18T13:15:14.114651950</dc:date>
    <meta:editing-duration>PT4M4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81" meta:character-count="716" meta:non-whitespace-character-count="645"/>
  </office:meta>
</office:document-meta>
</file>